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2.85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94bd5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94bd5e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355e0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0.99pt solid #b84700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5c8526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REGLES DU JEU</text:p>
          </table:table-cell>
          <table:table-cell table:style-name="ce6" office:value-type="string" calcext:value-type="string">
            <text:p>IMPLEMENT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 premier joueur est tiré au sort puis les joeurs jouent à tour de rô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s soldats peuvent se déplacer horizontalement et verticalement d'une seule intersectio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s soldats ne peuvent aller sur l'intersection centr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soldats peuvent capturer un soldat adverse en sautant par dessus si la case suivante est lib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 soldat peut capturer plusieurs soldat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capture est obligatoire et c'est la plus longue qui doit être effectu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s chefs ne peuvent se déplacer que le long du parcours bleu et d'une intersection par tour à la condition que l'intersection soit lib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chefs ne peuvent ni capturer de soldats ni être capturé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 premier qui arrive à amener son chef sur la case centrale remporte la parti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UTRES SPECIFICATION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 programme doit permettre de jouer à deux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 programme doit permettre de jouer contre l'ordinateur (algorithme de type mini/max)</text:p>
          </table:table-cell>
          <table:table-cell/>
          <table:table-cell office:value-type="string" calcext:value-type="string">
            <text:p>temps insuffisant pour implémenter un mini/max de type alpha-beta avec table de transposition ou autre autre algo avec système apprentissag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interface devra être intuitiv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interface devra permettre de sauvegarder la partie pour la reprendre ultérieurement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position du jeu : plateau de 9 * 9 intersections ( 8 * 8 cases),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osition du jeu : 34 soldats ( 17 de chaque couleur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osition du jeu : 2 pions chefs ( 1 de chaque couleur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5" office:value-type="string" calcext:value-type="string">
            <text:p>choix d'ajouter la règle 3bis suivante, non précisée dans le cahier des charges. Elle complète la règle 3 ci-dessus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table:style-name="ce5" office:value-type="string" calcext:value-type="string">
            <text:p>Un soldat ne peut ni se postionner, ni « traverser » la case centrale, case (4,4), <text:s/>pour prendre plusieurs pions 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Default" office:value-type="string" calcext:value-type="string">
            <text:p>Conclusion : resterait à implémenter une IA pour jouer contre l'ordinateur ou IA contre IA + jeu en réseau IP via un serveur permettent ainsi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table:style-name="Default" office:value-type="string" calcext:value-type="string">
            <text:p>d'organiser un concours entre IA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7:32:06.724646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ky </meta:initial-creator>
    <meta:creation-date>2015-12-21T19:06:55.157542622</meta:creation-date>
    <dc:date>2016-01-14T17:43:43.964571867</dc:date>
    <dc:creator>risky </dc:creator>
    <meta:editing-duration>PT29M51S</meta:editing-duration>
    <meta:editing-cycles>14</meta:editing-cycles>
    <meta:generator>LibreOffice/4.3.7.2$Linux_X86_64 LibreOffice_project/430$Build-2</meta:generator>
    <meta:document-statistic meta:table-count="1" meta:cell-count="55" meta:object-count="0"/>
  </office:meta>
</office:document-meta>
</file>